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9ce6"/>
    </style:style>
    <style:style style:name="P2" style:family="paragraph" style:parent-style-name="Standard">
      <style:text-properties officeooo:rsid="00119ce6" officeooo:paragraph-rsid="00119ce6"/>
    </style:style>
    <style:style style:name="P3" style:family="paragraph" style:parent-style-name="Standard">
      <style:text-properties officeooo:rsid="00119ce6" officeooo:paragraph-rsid="00133524"/>
    </style:style>
    <style:style style:name="P4" style:family="paragraph" style:parent-style-name="Standard">
      <style:text-properties officeooo:rsid="00119ce6" officeooo:paragraph-rsid="00119ce6"/>
    </style:style>
    <style:style style:name="T1" style:family="text">
      <style:text-properties officeooo:rsid="00133524"/>
    </style:style>
    <style:style style:name="T2" style:family="text">
      <style:text-properties officeooo:rsid="001442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HelperText</text:p>
      <text:p text:style-name="P1"/>
      <text:p text:style-name="P1">localhost:3000/?a=url1&amp;b=url2</text:p>
      <text:p text:style-name="P1"/>
      <text:p text:style-name="P2">where url1 is the first person and url2 is the second</text:p>
      <text:p text:style-name="P2">it will give the result as json response as follows</text:p>
      <text:p text:style-name="P2"/>
      <text:p text:style-name="P2"><text:span text:style-name="T2">{result : </text:span>{"path" : [{"type" : "person", "url" : "url1", "name" : "<text:span text:style-name="T1">first person name</text:span>"}, {"type" : "movie", "url" : "movies_url", "name" : "movies_name"}, {"type" : "movie/person", "url" : "person/movies url", "name" : "person/movies name"}, ............, {"url" : "url2", "name" : "second person name", "role" : "<text:span text:style-name="T1">role in the last path movie</text:span>"}<text:span text:style-name="T1">], “degrees_of_seperation” : <text:s/>int}, found: true/false}</text:span> </text:p>
      <text:p text:style-name="P1"/>
      <text:p text:style-name="P2"><text:span text:style-name="T1">Eg : </text:span>localhost:3000/?a=amitabh-bachchan&amp;b=john-abraham</text:p>
      <text:p text:style-name="P2"/>
      <text:p text:style-name="P3"><text:span text:style-name="T2">{result : </text:span>{"path" : [{"type" : "person", "url" : "amitabh-bachchan", "name” : "Amitabh Bachchan"}, {"type" : "movie", "url" : "aankhen-2", "name" : "Aankhen 2"}, {"url" : "john-abraham", "name" : "John Abraham", "role" : "Actor"}<text:span text:style-name="T1">], “degrees_of_seperation” : 2</text:span>}, <text:span text:style-name="T2">found : true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2:46:56.994736000</meta:creation-date>
    <dc:date>2017-11-26T13:17:48.365748000</dc:date>
    <meta:editing-duration>PT5M23S</meta:editing-duration>
    <meta:editing-cycles>2</meta:editing-cycles>
    <meta:generator>LibreOffice/4.2.1.1$MacOSX_x86 LibreOffice_project/d7dbbd7842e6a58b0f521599204e827654e1fb8b</meta:generator>
    <meta:document-statistic meta:table-count="0" meta:image-count="0" meta:object-count="0" meta:page-count="1" meta:paragraph-count="7" meta:word-count="125" meta:character-count="874" meta:non-whitespace-character-count="754"/>
  </office:meta>
</office:document-meta>
</file>